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 New" svg:font-family="'TH Sarabun New'" style:font-pitch="variable"/>
    <style:font-face style:name="TH SarabunPSK" svg:font-family="'TH SarabunPSK'" style:font-family-generic="roman" style:font-pitch="variable"/>
    <style:font-face style:name="TH SarabunPSK1" svg:font-family="'TH SarabunPSK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/>
      <style:text-properties style:font-name="TH Sarabun New" style:font-name-complex="TH Sarabun New"/>
    </style:style>
    <style:style style:name="P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H Sarabun New" style:font-name-complex="TH Sarabun New"/>
    </style:style>
    <style:style style:name="P3" style:family="paragraph" style:parent-style-name="Standard">
      <style:paragraph-properties fo:margin-top="0in" fo:margin-bottom="0in" style:contextual-spacing="false"/>
      <style:text-properties style:font-name="TH Sarabun New" style:font-name-complex="TH Sarabun New"/>
    </style:style>
    <style:style style:name="P4" style:family="paragraph" style:parent-style-name="Standard">
      <style:paragraph-properties fo:margin-top="0in" fo:margin-bottom="0in" style:contextual-spacing="false" fo:text-align="end" style:justify-single-word="false"/>
      <style:text-properties style:font-name="TH Sarabun New" style:font-name-complex="TH Sarabun New"/>
    </style:style>
    <style:style style:name="P5" style:family="paragraph" style:parent-style-name="Standard">
      <style:paragraph-properties fo:margin-top="0in" fo:margin-bottom="0in" style:contextual-spacing="false"/>
      <style:text-properties style:font-name="TH Sarabun New" officeooo:paragraph-rsid="0013a9de" style:font-name-complex="TH Sarabun New"/>
    </style:style>
    <style:style style:name="P6" style:family="paragraph" style:parent-style-name="Standard">
      <style:paragraph-properties fo:margin-top="0in" fo:margin-bottom="0in" style:contextual-spacing="false"/>
      <style:text-properties style:font-name="TH Sarabun New" fo:font-size="16pt" style:font-size-asian="16pt" style:font-name-complex="TH Sarabun New" style:font-size-complex="16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8" style:family="paragraph" style:parent-style-name="Standard">
      <style:text-properties style:font-name="TH Sarabun New" fo:font-size="16pt" style:font-size-asian="16pt" style:font-name-complex="TH Sarabun New" style:font-size-complex="16pt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.5in" style:auto-text-indent="false"/>
      <style:text-properties style:font-name="TH Sarabun New" fo:font-size="16pt" style:font-size-asian="16pt" style:font-name-complex="TH Sarabun New" style:font-size-complex="16pt"/>
    </style:style>
    <style:style style:name="P10" style:family="paragraph" style:parent-style-name="Standard">
      <style:paragraph-properties fo:margin-left="3in" fo:margin-right="0in" fo:margin-top="0in" fo:margin-bottom="0in" style:contextual-spacing="false" fo:text-indent="0in" style:auto-text-indent="false"/>
      <style:text-properties style:font-name="TH Sarabun New" fo:font-size="16pt" style:font-size-asian="16pt" style:font-name-complex="TH Sarabun New" style:font-size-complex="16pt"/>
    </style:style>
    <style:style style:name="P11" style:family="paragraph" style:parent-style-name="Standard">
      <style:paragraph-properties fo:margin-top="0in" fo:margin-bottom="0in" style:contextual-spacing="false"/>
      <style:text-properties style:font-name="TH Sarabun New" fo:font-size="16pt" style:font-size-asian="16pt" style:font-name-complex="TH Sarabun New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3a9d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แบบขอส่งรายงาน รายวิชา 2304497 โครงงานฟิสิกส์</text:p>
      <text:p text:style-name="P6"/>
      <text:p text:style-name="P8">เรียน<text:tab/>อาจารย์ผู้ประสานงานรายวิชา 2304497 โครงงานฟิสิกส์</text:p>
      <text:p text:style-name="P1"><text:span text:style-name="T1"><text:tab/>ข้าพเจ้า นาย คณิศร คุปต์หิรัณย์ เลขประจำตัวนิสิต </text:span><text:span text:style-name="T2">6234203723</text:span></text:p>
      <text:p text:style-name="P1"><text:span text:style-name="T1">ทำโครงงานวิทยาศาสตร์ในหัวข้อเรื่อง (ภาษาไทย) </text:span><text:span text:style-name="T2">การนิยามพฤติกรรมการยิงสัญญาณประสาทของเซลล์ประสาทผ่านการหาค่าพารามิเตอร์ในแบบจำลองเซลล์ประสาทของฮอดจ์กินกับฮักซ์เลย์</text:span></text:p>
      <text:p text:style-name="P1"><text:span text:style-name="T1">(ภาษาอังกฤษ) </text:span><text:span text:style-name="T2">Defining Neuronal Spike Pattern Behaviours by Exploring Associated Parameters in Hodgkin-Huxley Model</text:span></text:p>
      <text:p text:style-name="P1"><text:span text:style-name="T1">ภายใต้การดูแลของอาจารย์ที่ปรึกษา </text:span><text:span text:style-name="T2">รองศาสตราจารย์ ดร.อุดมศิลป์ ปิ่นสุข</text:span></text:p>
      <text:p text:style-name="P2"><text:span text:style-name="T1"><text:tab/>บัดนี้ ได้ทำโครงงานจนเสร็จสิ้นแล้ว จึงขอส่งรายงานฉบับสมบูรณ์เพื่อใช้ในการสอบวิชาโครงงานวิทยาศาสตร์ ในวันที่ </text:span><text:span text:style-name="T2">22</text:span><text:span text:style-name="T1">/</text:span><text:span text:style-name="T2">11</text:span><text:span text:style-name="T1">/</text:span><text:span text:style-name="T2">66</text:span></text:p>
      <text:p text:style-name="P6"/>
      <text:p text:style-name="P9">จึงเรียนมาเพื่อโปรดพิจารณาอนุมัติ</text:p>
      <text:p text:style-name="P6"/>
      <text:p text:style-name="P10">ลงชื่อนิสิต........................................................................ <text:s/></text:p>
      <text:p text:style-name="P3"><text:span text:style-name="T1"><text:tab/><text:tab/><text:tab/><text:tab/><text:tab/><text:tab/> <text:s text:c="12"/>(</text:span><text:span text:style-name="T2">นายคณิศร คุปต์หิรัณย์</text:span><text:span text:style-name="T1">)</text:span></text:p>
      <text:p text:style-name="P3"><text:span text:style-name="T1"><text:tab/><text:tab/><text:tab/> <text:s text:c="2"/><text:tab/><text:tab/><text:tab/><text:tab/> <text:s text:c="8"/>วันที่ </text:span><text:span text:style-name="T2">22</text:span><text:span text:style-name="T1">/</text:span><text:span text:style-name="T2">11</text:span><text:span text:style-name="T1">/</text:span><text:span text:style-name="T2">66</text:span></text:p>
      <text:p text:style-name="P6"/>
      <text:p text:style-name="P6"><text:s text:c="4"/>ข้าพเจ้าขอรับรองว่านิสิตได้ทำโครงงานจนเสร็จสิ้น</text:p>
      <text:p text:style-name="P6">และเห็นชอบให้ใช้สอบได้</text:p>
      <text:p text:style-name="P6"/>
      <text:p text:style-name="P6">ลงชื่อ ................................................................อาจารย์ที่ปรึกษาโครงงาน</text:p>
      <text:p text:style-name="P5"><text:span text:style-name="T1"><text:s text:c="7"/>(</text:span><text:span text:style-name="T2">รองศาสตราจารย์ ดร.อุดมศิลป์ ปิ่นสุข</text:span><text:span text:style-name="T1">)</text:span></text:p>
      <text:p text:style-name="P3"><text:span text:style-name="T1"><text:tab/> <text:tab/>วันที่ </text:span><text:span text:style-name="T2">22</text:span><text:span text:style-name="T1">/</text:span><text:span text:style-name="T2">11</text:span><text:span text:style-name="T1">/</text:span><text:span text:style-name="T2">66</text:span></text:p>
      <text:p text:style-name="P4"><text:span text:style-name="T1">รับเล่มรายงานวันที่ </text:span><text:span text:style-name="T2">22 พฤศจิกายน พ.ศ. 256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 New" svg:font-family="'TH Sarabun New'" style:font-pitch="variable"/>
    <style:font-face style:name="TH SarabunPSK" svg:font-family="'TH SarabunPSK'" style:font-family-generic="roman" style:font-pitch="variable"/>
    <style:font-face style:name="TH SarabunPSK1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ragorn</meta:initial-creator>
    <meta:editing-cycles>25</meta:editing-cycles>
    <meta:print-date>2017-04-05T06:37:00</meta:print-date>
    <meta:creation-date>2014-02-12T08:10:00</meta:creation-date>
    <dc:date>2023-11-22T16:41:35.728738681</dc:date>
    <meta:generator>LibreOffice/7.5.6.2$Linux_X86_64 LibreOffice_project/50$Build-2</meta:generator>
    <meta:editing-duration>PT4H15M5S</meta:editing-duration>
    <meta:document-statistic meta:table-count="0" meta:image-count="0" meta:object-count="0" meta:page-count="1" meta:paragraph-count="17" meta:word-count="194" meta:character-count="940" meta:non-whitespace-character-count="842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